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2097" officeooo:paragraph-rsid="00042097"/>
    </style:style>
    <style:style style:name="P2" style:family="paragraph" style:parent-style-name="Standard">
      <style:text-properties officeooo:rsid="0007ae0d" officeooo:paragraph-rsid="0007ae0d"/>
    </style:style>
    <style:style style:name="P3" style:family="paragraph" style:parent-style-name="Standard">
      <style:text-properties officeooo:rsid="0009828f" officeooo:paragraph-rsid="0009828f"/>
    </style:style>
    <style:style style:name="T1" style:family="text">
      <style:text-properties officeooo:rsid="00051893"/>
    </style:style>
    <style:style style:name="T2" style:family="text">
      <style:text-properties officeooo:rsid="000678c9"/>
    </style:style>
    <style:style style:name="T3" style:family="text">
      <style:text-properties officeooo:rsid="0007a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g assignment</text:p>
      <text:p text:style-name="P1"/>
      <text:p text:style-name="P1">I attached a total of 11 files.</text:p>
      <text:p text:style-name="P1">Ex<text:span text:style-name="T1">c</text:span>ept for this one there are </text:p>
      <text:p text:style-name="P1">main.py</text:p>
      <text:p text:style-name="P1">calculate_AE.py</text:p>
      <text:p text:style-name="P1">4 json files</text:p>
      <text:p text:style-name="P1">4 png files one for each json <text:span text:style-name="T2">so you have something to look at</text:span></text:p>
      <text:p text:style-name="P1"/>
      <text:p text:style-name="P1">in order to invoke the program put main and calaulate_AE in the same path.</text:p>
      <text:p text:style-name="P1">Command is </text:p>
      <text:p text:style-name="P1">python3 main.py <text:span text:style-name="T2">[options]</text:span></text:p>
      <text:p text:style-name="P1">options </text:p>
      <text:p text:style-name="P1">--file_path -&gt; full path for json file you wish to test</text:p>
      <text:p text:style-name="P1">--plot -&gt; whether not you wish to plot.</text:p>
      <text:p text:style-name="P1">--plotFileName -&gt; name of the file that will be the outcome of plot</text:p>
      <text:p text:style-name="P1">--testAuto -&gt; automatically test 4 jasons I sent, simply put them in the same path</text:p>
      <text:p text:style-name="P1">--AutoTestPath -&gt; full path for jason files</text:p>
      <text:p text:style-name="P1">***for the auto test to run, leave plt.saveFig() , otherwise , using plt.show blocks until manully exiting image</text:p>
      <text:p text:style-name="P1">The auto test writes in terminal pass or fail according to list of expected results (please do not change the name of the json files , their expected resu<text:span text:style-name="T3">l</text:span>t<text:span text:style-name="T3">s</text:span> <text:span text:style-name="T3">are</text:span> based on the<text:span text:style-name="T3">ir</text:span> order in a list)</text:p>
      <text:p text:style-name="P2">file.json -&gt; the example you gave in your assignment of 4 nodes that result in 15.8</text:p>
      <text:p text:style-name="P2">file1.json -&gt; should result in 66.9</text:p>
      <text:p text:style-name="P2">file1.json -&gt; your simple exmaple of one node , should result in 1.3</text:p>
      <text:p text:style-name="P2">file3.json -&gt; should result in 40.2</text:p>
      <text:p text:style-name="P2"/>
      <text:p text:style-name="P3">plotted graphs will be created in the local path of main and calculate_A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6:33:55.486722527</meta:creation-date>
    <dc:date>2020-07-30T17:05:54.918173843</dc:date>
    <meta:editing-duration>PT8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22" meta:character-count="1174" meta:non-whitespace-character-count="977"/>
  </office:meta>
</office:document-meta>
</file>